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irmala UI Semilight" svg:font-family="'Nirmala UI Semi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ourier New"/>
    </style:style>
    <style:style style:name="P2" style:family="paragraph" style:parent-style-name="Standard">
      <style:paragraph-properties fo:text-align="start" style:justify-single-word="false"/>
      <style:text-properties style:font-name="Courier New"/>
    </style:style>
    <style:style style:name="P3" style:family="paragraph" style:parent-style-name="Standard">
      <style:paragraph-properties fo:text-align="justify" style:justify-single-word="false"/>
      <style:text-properties style:font-name="Courier New"/>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pect technique</text:p>
      <text:p text:style-name="P3"/>
      <text:p text:style-name="P3">La fenêtre de jeu est divisée en 2:</text:p>
      <text:p text:style-name="P3"/>
      <text:p text:style-name="P3">en haut une illustration accurate avec ce qu'il se passe en jeu</text:p>
      <text:p text:style-name="P3">en bas du texte qui joue le role de DM </text:p>
      <text:p text:style-name="P3"/>
      <text:p text:style-name="P3">On a:</text:p>
      <text:p text:style-name="P3"/>
      <text:p text:style-name="P3"><text:tab/>Un système de classes qui permet de déterminer le style de jeu</text:p>
      <text:p text:style-name="P3"/>
      <text:p text:style-name="P3"><text:tab/>Un système de rang (E: le plus bas, S: le plus haut)</text:p>
      <text:p text:style-name="P3"/>
      <text:p text:style-name="P3"><text:tab/>Un système d'inventaire lié au joueur</text:p>
      <text:p text:style-name="P3"/>
      <text:p text:style-name="P3"><text:tab/>Un système de marchands (ils vendent des items, rachètent les objets en lien avec eux: un forgeron rachète les armes et armures, alchimiste potions et ingrédients, … et les revendent pour un peu plus cher)</text:p>
      <text:p text:style-name="P1"/>
      <text:p text:style-name="P1">Script</text:p>
      <text:p text:style-name="P3"/>
      <text:p text:style-name="P3">Le joueur commence comme aventurier de rang D (2e rang le plus bas), et se trouve dans une taverne qui fait office de branche locale de la guilde des aventuriers, l'organisme qui se charge de distribuer les quêtes et récompenses, évaluent le niveau des aventuriers et leur verse un salaire ainsi que des primes d'indemnisation pour les missions dangereuses. Cette taverne se trouve dans le village humain de Carvinghall, petit village proche d'une forêt derrière laquelle se trouvent des montagnes. Bien que le village soit principalement humain, s'y trouvent également d'autres espèces, comme des elfes, des nains, des gnomes, et même quelques centaures. Alors qu'il entre dans la taverne, la réceptionniste le salue et lui propose une quête de récolte d'oreilles de gobelins, qu'il faudra apporter à l'alchimiste du village.&lt;Cette quête n'est pas refusable et sert de didacticiel (comment se déplacer dans le jeu, système de combat, inventaire, loot)&gt; . Le joueur se rend donc dans la forêt (apprentissage du déplacement), se bat contre des gobelins et gagne (la bataille est <text:s/>scriptée pour lui apprendre les différents systèmes), récupérant ainsi les oreilles. Il se rend ensuite chez l'alchimiste, dans le village, qui lui donne les potions faites avec les oreilles(apprentissage des artisans) et lui dit d'aller à la taverne pour récupérer son salaire.A partir de ce point le joueur est libre de faire ce qu'il veut,se déplaçant librement dans l'environnement (peut aller dans les magasins, prendre une mission à la taverne, aller se battre contre des monstres pour farm), sans avoir de limite imposée(si il veut aller trouver un dragon, il peut, il se fera carboniser instantanément, mais il peut, si il veut se noyer dans la rivière et mettre fin à ses jours, il peut).</text:p>
      <text:p text:style-name="P3"/>
      <text:p text:style-name="P3"/>
      <text:p text:style-name="P1">Quêtes</text:p>
      <text:p text:style-name="P1"><text:soft-page-break/></text:p>
      <text:p text:style-name="P2">-Quêtes d'extermination: On doit aller tuer des monstres en quantité variable pour des raisons différentes (ils représentent une menace; ils sont considérés trop dangereux pour être laissés en vie; ils servent d'ingrédients pour du craft;...). “Répétables” (cf. Aspect moral un peu plus bas)</text:p>
      <text:p text:style-name="P2"/>
      <text:p text:style-name="P2">-Quêtes de récolte: Le joueur doit aller récolter certains ingrédients en certaines quantités. Répétables</text:p>
      <text:p text:style-name="P2"/>
      <text:p text:style-name="P2">-Quêtes de transfert: Le joueur doit transporter un item d'un point A à un point B.</text:p>
      <text:p text:style-name="P2"/>
      <text:p text:style-name="P2"/>
      <text:p text:style-name="P3">-Quêtes de classe: Le joueur doit accomplir certaines actions en rapport avec sa classe pour prouver sa valeur et passer un rang (permet des missions plus difficiles, plus de récompenses, plus d'items dans les shops)</text:p>
      <text:p text:style-name="P1"/>
      <text:p text:style-name="P1">Aspect moral</text:p>
      <text:p text:style-name="P1"/>
      <text:p text:style-name="P2">Je savais pas comment appeler ça mais en gros l'idée c'est de faire prendre conscience au joueur que ses actions ont des conséquences, comme undertale le fait avec la voie génocide (je pensais carrément inclure une voie génocide direct dans le jeu) .</text:p>
      <text:p text:style-name="P2">Concrètement, prenons par exemple les gobelins: ils ne respawnent pas, et si on en tue trop, on entre sur la voie génocide, en y allant crescendo (d'abord on rajoute dans le texte que les gobelins que le joueur croise ont peur de lui, puis ils essaient de fuir et se font one shot, puis <text:span text:style-name="T1">But nobody came</text:span> et il tombe sur un gobelin désespéré qui lui fait un discours moralisateur sur le fait que le joueur est le seul monstre de cette forêt et qu'il a exterminé l'entièreté du clan gobelin sans raison et il supplie le joueur de le tuer pour ne plus avoir sur la conscience la mort de tous ceux qu'il a connu. Et on rajoute un plan avec les mains du joueur que l'on voit couvertes de sa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irmala UI Semilight" svg:font-family="'Nirmala UI Semi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 h</meta:initial-creator>
    <meta:creation-date>2024-02-03T21:43:24.70</meta:creation-date>
    <dc:date>2024-02-03T22:29:31.47</dc:date>
    <dc:creator>v h</dc:creator>
    <meta:editing-duration>PT29M5S</meta:editing-duration>
    <meta:editing-cycles>4</meta:editing-cycles>
    <meta:generator>OpenOffice/4.1.14$Win32 OpenOffice.org_project/4114m1$Build-9811</meta:generator>
    <meta:document-statistic meta:table-count="0" meta:image-count="0" meta:object-count="0" meta:page-count="2" meta:paragraph-count="19" meta:word-count="672" meta:character-count="3950"/>
  </office:meta>
</office:document-meta>
</file>